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133b6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33b62"/>
    </style:style>
    <style:style style:name="P5" style:family="paragraph" style:parent-style-name="Standard">
      <style:paragraph-properties fo:text-align="start" style:justify-single-word="false"/>
      <style:text-properties officeooo:paragraph-rsid="001517ba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133b62" style:font-size-asian="12pt" style:font-size-complex="12pt"/>
    </style:style>
    <style:style style:name="T1" style:family="text">
      <style:text-properties officeooo:rsid="00133b62"/>
    </style:style>
    <style:style style:name="T2" style:family="text">
      <style:text-properties officeooo:rsid="001517ba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517b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Kernel Recipe</text:p>
      <text:p text:style-name="P2"/>
      <text:p text:style-name="P2"/>
      <text:p text:style-name="P2"/>
      <text:p text:style-name="P2"/>
      <text:p text:style-name="P3">Add the Module to the Image and Have it Autoload on Boo<text:span text:style-name="T1">t</text:span></text:p>
      <text:p text:style-name="P5"><text:span text:style-name="T3"><text:tab/></text:span><text:span text:style-name="T4">Ex.</text:span></text:p>
      <text:p text:style-name="P5"><text:span text:style-name="T4"><text:s/></text:span>MACHINE_ESSENTIAL_EXTRA_RRECOMMENDS += "kernel-module-yocto-testmod"</text:p>
      <text:p text:style-name="P4"><text:s/>module_autoload_yocto-testmod = "yocto-testmod"</text:p>
      <text:p text:style-name="P4"/>
      <text:p text:style-name="P4"/>
      <text:p text:style-name="P4"/>
      <text:p text:style-name="P7">Lab 3 Conclusion</text:p>
      <text:p text:style-name="P6">In this lab you applied a patch and modified the configuration of an arbitrary git-</text:p>
      <text:p text:style-name="P6">based non-linux-yocto Linux kernel using a config fragment. You also added and </text:p>
      <text:p text:style-name="P6">autoloaded a module as a loadable module. This concludes Lab 3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46:51.898420169</meta:creation-date>
    <meta:generator>LibreOffice/4.2.8.2$Linux_X86_64 LibreOffice_project/420m0$Build-2</meta:generator>
    <dc:date>2016-04-13T16:03:37.622020641</dc:date>
    <meta:editing-duration>PT16M10S</meta:editing-duration>
    <meta:editing-cycles>4</meta:editing-cycles>
    <meta:document-statistic meta:table-count="0" meta:image-count="0" meta:object-count="0" meta:page-count="1" meta:paragraph-count="9" meta:word-count="63" meta:character-count="437" meta:non-whitespace-character-count="379"/>
  </office:meta>
</office:document-meta>
</file>